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language="uk" fo:country="UA" officeooo:rsid="00184aad" officeooo:paragraph-rsid="00184aad" style:font-size-asian="10.5pt" style:font-size-complex="12pt"/>
    </style:style>
    <style:style style:name="P2" style:family="paragraph" style:parent-style-name="Preformatted_20_Text">
      <style:text-properties fo:font-size="12pt" fo:language="uk" fo:country="UA" officeooo:rsid="0018a149" officeooo:paragraph-rsid="0018a149" style:font-size-asian="10.5pt" style:font-size-complex="12pt"/>
    </style:style>
    <style:style style:name="P3" style:family="paragraph" style:parent-style-name="Preformatted_20_Text">
      <style:text-properties fo:font-size="12pt" fo:language="uk" fo:country="UA" fo:font-weight="bold" officeooo:rsid="00184aad" officeooo:paragraph-rsid="00184aad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fo:font-size="12pt" fo:language="uk" fo:country="UA" fo:font-weight="bold" officeooo:rsid="0018a149" officeooo:paragraph-rsid="0018a149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Функціональні вимоги:</text:p>
      <text:p text:style-name="P1"><text:tab/></text:p>
      <text:p text:style-name="P1"><text:tab/>Орієнтованні на процес:</text:p>
      <text:p text:style-name="P1"><text:tab/><text:tab/></text:p>
      <text:p text:style-name="P1"><text:tab/><text:tab/>1. Система має дозволяти переглядати контакти у зручному <text:tab/><text:tab/> <text:s text:c="2"/>вигляді.</text:p>
      <text:p text:style-name="P1"><text:tab/><text:tab/>2. Система має давати доступ до відображення <text:tab/><text:tab/><text:tab/><text:tab/> <text:s text:c="2"/>відсортовваних певних чином контактів.</text:p>
      <text:p text:style-name="P1"><text:tab/><text:tab/>3. Система має виводити інформацію про кожен із <text:tab/><text:tab/><text:tab/><text:tab/> <text:s text:c="2"/>контактів. </text:p>
      <text:p text:style-name="P1"><text:tab/><text:tab/>4. Система має мати змогу імпортувати контакти з Google <text:tab/><text:tab/> <text:s text:c="2"/>Contacts.</text:p>
      <text:p text:style-name="P1"><text:tab/><text:tab/>5. Система має сортувати контакти по категоріях.</text:p>
      <text:p text:style-name="P1"><text:tab/><text:tab/>6. (опціонально) Система має надавати можливість <text:tab/><text:tab/><text:tab/><text:tab/> <text:s text:c="2"/>користувачу створювати нові поля для заповнення для <text:tab/><text:tab/> <text:s text:c="2"/>кожного з контактів.</text:p>
      <text:p text:style-name="P1"/>
      <text:p text:style-name="P1"><text:tab/>Орієнтовані на інформацію:</text:p>
      <text:p text:style-name="P1"/>
      <text:p text:style-name="P1"><text:tab/><text:tab/>1. Система має зберігати іформацію про контакти <text:tab/><text:tab/><text:tab/><text:tab/> <text:s text:c="2"/>користувача.</text:p>
      <text:p text:style-name="P1"><text:tab/><text:tab/>2. Система має збергіати персональну інформацію <text:tab/><text:tab/><text:tab/><text:tab/> <text:s text:c="2"/>користувача.</text:p>
      <text:p text:style-name="P2"><text:tab/><text:tab/>3. (опціонально) Система має надавати статистику по <text:s text:c="4"/><text:tab/><text:tab/> <text:s text:c="2"/>активності користувача у сфері знайомств.</text:p>
      <text:p text:style-name="P2"/>
      <text:p text:style-name="P2"/>
      <text:p text:style-name="P4">Нефункціональні вимоги:</text:p>
      <text:p text:style-name="P2"/>
      <text:p text:style-name="P2"><text:tab/>Оперативні:</text:p>
      <text:p text:style-name="P2"/>
      <text:p text:style-name="P2"><text:tab/><text:tab/>1. Система має працювати коректно у будь-якому браузері.</text:p>
      <text:p text:style-name="P2"/>
      <text:p text:style-name="P2"><text:tab/>Виконавчі:</text:p>
      <text:p text:style-name="P2"/>
      <text:p text:style-name="P2"><text:tab/><text:tab/>1. Система має працювати швидко.</text:p>
      <text:p text:style-name="P2"><text:tab/><text:tab/>2. Система має бути доступною 24/7.</text:p>
      <text:p text:style-name="P2"/>
      <text:p text:style-name="P2"><text:tab/>Захисні:</text:p>
      <text:p text:style-name="P2"/>
      <text:p text:style-name="P2"><text:tab/><text:tab/>1. Система має містити можливість авторизації <text:tab/><text:tab/> <text:tab/> <text:s text:c="7"/>користувача.</text:p>
      <text:p text:style-name="P2"><text:tab/><text:tab/>2. (опціонально) Посилений захист даних користувача.</text:p>
      <text:p text:style-name="P2"/>
      <text:p text:style-name="P2"><text:tab/>Культурні та політичні:</text:p>
      <text:p text:style-name="P2"/>
      <text:p text:style-name="P2"><text:tab/><text:tab/>1. Система буде доступною для всіх людей незалежно від їх <text:tab/><text:tab/> <text:s text:c="2"/>расової, культурної чи політичної приналежності.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01:06:13.181047353</dc:date>
    <meta:editing-duration>PT17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52" meta:character-count="1253" meta:non-whitespace-character-count="1008"/>
  </office:meta>
</office:document-meta>
</file>